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88cm" fo:min-width="25.83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88cm" fo:min-width="19.53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top" draw:auto-grow-height="false" fo:min-height="7.036cm" fo:min-width="25.78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1.188cm" fo:min-width="0.69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628cm" fo:min-width="4.27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538cm" fo:min-width="4.28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1.636cm" fo:min-width="4.986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628cm" fo:min-width="4.47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538cm" fo:min-width="4.488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cc3300" draw:marker-start-width="0cm" draw:marker-end-width="0cm" draw:fill="solid" draw:fill-color="#ffd320" draw:fill-hatch-solid="true" draw:textarea-horizontal-align="justify" draw:textarea-vertical-align="middle" draw:auto-grow-height="false" fo:min-height="1cm" fo:min-width="1.1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9cm" fo:min-width="1.082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3cm" draw:fill="none" draw:fill-color="#ff8080" fo:min-height="2.962cm" fo:padding-top="0.275cm" fo:padding-bottom="0.275cm" fo:padding-left="0.4cm" fo:padding-right="0.4cm"/>
    </style:style>
    <style:style style:name="gr13" style:family="graphic" style:parent-style-name="standard">
      <style:graphic-properties draw:stroke="none" svg:stroke-width="0.3cm" draw:fill="none" draw:fill-color="#ff8080" fo:min-height="1.976cm" fo:padding-top="0.275cm" fo:padding-bottom="0.275cm" fo:padding-left="0.4cm" fo:padding-right="0.4cm"/>
    </style:style>
    <style:style style:name="gr14" style:family="graphic" style:parent-style-name="standard">
      <style:graphic-properties svg:stroke-width="0.1cm" svg:stroke-color="#cc3300" draw:marker-start-width="0cm" draw:marker-end-width="0cm" draw:fill="solid" draw:fill-color="#ffd320" draw:fill-hatch-solid="true" draw:textarea-horizontal-align="justify" draw:textarea-vertical-align="middle" draw:auto-grow-height="false" fo:min-height="0.959cm" fo:min-width="1.082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6.933cm" fo:min-width="0.67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3cm" draw:fill="none" draw:fill-color="#ff8080" fo:min-height="1.762cm" fo:padding-top="0.275cm" fo:padding-bottom="0.275cm" fo:padding-left="0.4cm" fo:padding-right="0.4cm"/>
    </style:style>
    <style:style style:name="gr17" style:family="graphic" style:parent-style-name="standard">
      <style:graphic-properties draw:stroke="none" svg:stroke-width="0.3cm" draw:fill="none" draw:fill-color="#ff8080" fo:min-height="1.695cm" fo:padding-top="0.275cm" fo:padding-bottom="0.275cm" fo:padding-left="0.4cm" fo:padding-right="0.4cm"/>
    </style:style>
    <style:style style:name="gr18" style:family="graphic" style:parent-style-name="standard">
      <style:graphic-properties draw:stroke="none" svg:stroke-width="0.3cm" draw:fill="none" draw:fill-color="#ff8080" fo:min-height="2.542cm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1" fo:font-size="28pt" style:font-size-asian="28pt" style:font-size-complex="28pt"/>
    </style:style>
    <style:style style:name="P3" style:family="paragraph">
      <style:paragraph-properties fo:text-align="center"/>
      <style:text-properties style:font-name="Calibri1" fo:font-size="24pt" style:font-size-asian="24pt" style:font-size-complex="24pt"/>
    </style:style>
    <style:style style:name="T1" style:family="text">
      <style:text-properties style:font-name="Calibri1" fo:font-size="28pt" style:font-size-asian="28pt" style:font-size-complex="28pt"/>
    </style:style>
    <style:style style:name="T2" style:family="text">
      <style:text-properties style:font-name="Calibri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6.9cm" svg:height="3.7cm" svg:x="6.4cm" svg:y="16.6cm">
          <text:p text:style-name="P1"><text:span text:style-name="T1">User DQM Analysis Mod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0.6cm" svg:height="3.7cm" svg:x="12.7cm" svg:y="10.6cm">
          <text:p text:style-name="P1"><text:span text:style-name="T1">DQM Module 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6.9cm" svg:height="7.9cm" svg:x="6.4cm" svg:y="0.4cm">
          <text:p text:style-name="P1"><text:span text:style-name="T1">DQM Analysis Module 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03.03759017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6cm" svg:height="2.099cm" svg:x="18.4cm" svg:y="8.401cm">
          <text:p/>
          <draw:enhanced-geometry svg:viewBox="0 0 21600 21600" draw:text-areas="?f0 0 ?f2 ?f5" draw:type="down-arrow" draw:modifiers="10000.8 5422.837370242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5.2cm" svg:height="3.3cm" svg:x="6.8cm" svg:y="0.8cm">
          <text:p text:style-name="P1"><text:span text:style-name="T1">Run </text:span></text:p>
          <text:p text:style-name="P1"><text:span text:style-name="T1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2cm" svg:height="3.2cm" svg:x="6.8cm" svg:y="4.7cm">
          <text:p text:style-name="P1"><text:span text:style-name="T1">Event </text:span></text:p>
          <text:p text:style-name="P1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8cm" svg:height="2.2cm" svg:x="13.3cm" svg:y="2.5cm">
          <text:p text:style-name="P1"><text:span text:style-name="T1">Quality </text:span></text:p>
          <text:p text:style-name="P1"><text:span text:style-name="T1">t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4cm" svg:height="3.3cm" svg:x="27.4cm" svg:y="0.8cm">
          <text:p text:style-name="P1"><text:span text:style-name="T1">Alert</text:span></text:p>
          <text:p text:style-name="P1"><text:span text:style-name="T1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5.4cm" svg:height="3.2cm" svg:x="27.441cm" svg:y="4.7cm">
          <text:p text:style-name="P1"><text:span text:style-name="T1">Monitor </text:span></text:p>
          <text:p text:style-name="P1"><text:span text:style-name="T1">Element</text:span></text:p>
          <text:p text:style-name="P1"><text:span text:style-name="T1">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8cm" svg:height="2.2cm" svg:x="19.9cm" svg:y="5.4cm">
          <text:p text:style-name="P1"><text:span text:style-name="T1">Cyc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8cm" svg:height="2.2cm" svg:x="13.3cm" svg:y="5.4cm">
          <text:p text:style-name="P1"><text:span text:style-name="T1">Arch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8cm" svg:height="2.2cm" svg:x="19.9cm" svg:y="2.5cm">
          <text:p text:style-name="P1"><text:span text:style-name="T1">Monitor </text:span></text:p>
          <text:p text:style-name="P1"><text:span text:style-name="T1">el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cm" svg:height="2.7cm" svg:x="4.7cm" svg:y="1.1cm">
          <text:p/>
          <draw:enhanced-geometry svg:viewBox="0 0 21600 21600" draw:text-areas="0 ?f0 ?f5 ?f2" draw:type="right-arrow" draw:modifiers="14497.1514242879 5565.93854128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2cm" svg:height="2.7cm" svg:x="4.7cm" svg:y="5cm">
          <text:p/>
          <draw:enhanced-geometry svg:viewBox="0 0 21600 21600" draw:text-areas="0 ?f0 ?f5 ?f2" draw:type="right-arrow" draw:modifiers="14497.1514242879 5565.93854128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" draw:layer="layout" svg:width="4.8cm" svg:height="3.512cm" svg:x="0cm" svg:y="0.7cm">
          <draw:text-box>
            <text:p text:style-name="P1"><text:span text:style-name="T1">Start/End</text:span></text:p>
            <text:p text:style-name="P1"><text:span text:style-name="T1">of run</text:span></text:p>
            <text:p text:style-name="P1"><text:span text:style-name="T1">signals</text:span></text:p>
          </draw:text-box>
        </draw:frame>
        <draw:frame draw:style-name="gr13" draw:text-style-name="P2" draw:layer="layout" svg:width="3.9cm" svg:height="2.526cm" svg:x="0.312cm" svg:y="4.918cm">
          <draw:text-box>
            <text:p text:style-name="P1"><text:span text:style-name="T1">Receive</text:span></text:p>
            <text:p text:style-name="P1"><text:span text:style-name="T1">event</text:span></text:p>
          </draw:text-box>
        </draw:frame>
        <draw:custom-shape draw:style-name="gr14" draw:text-style-name="P1" draw:layer="layout" svg:width="2cm" svg:height="2.7cm" svg:x="32.9cm" svg:y="1cm">
          <text:p/>
          <draw:enhanced-geometry svg:viewBox="0 0 21600 21600" draw:text-areas="0 ?f0 ?f5 ?f2" draw:type="right-arrow" draw:modifiers="14497.1514242879 5565.93854128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cm" svg:height="2.7cm" svg:x="32.9cm" svg:y="1.001cm">
          <text:p/>
          <draw:enhanced-geometry svg:viewBox="0 0 21600 21600" draw:text-areas="0 ?f0 ?f5 ?f2" draw:type="right-arrow" draw:modifiers="14497.1514242879 5565.93854128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6cm" svg:height="2.099cm" svg:x="18.4cm" svg:y="14.401cm">
          <text:p/>
          <draw:enhanced-geometry svg:viewBox="0 0 21600 21600" draw:text-areas="?f0 0 ?f2 ?f5" draw:type="down-arrow" draw:modifiers="10000.8 5422.837370242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2.6cm" svg:height="2.099cm" draw:transform="rotate (-3.13757839631021) translate (30.5cm 16.49cm)">
          <text:p/>
          <draw:enhanced-geometry svg:viewBox="0 0 21600 21600" draw:text-areas="?f0 0 ?f2 ?f5" draw:type="down-arrow" draw:modifiers="10000.8 5422.837370242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2.6cm" svg:height="2.099cm" draw:transform="rotate (-3.13757839631021) translate (30.4cm 10.499cm)">
          <text:p/>
          <draw:enhanced-geometry svg:viewBox="0 0 21600 21600" draw:text-areas="?f0 0 ?f2 ?f5" draw:type="down-arrow" draw:modifiers="10000.8 5422.837370242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2cm" svg:height="2.7cm" svg:x="32.9cm" svg:y="5cm">
          <text:p/>
          <draw:enhanced-geometry svg:viewBox="0 0 21600 21600" draw:text-areas="0 ?f0 ?f5 ?f2" draw:type="right-arrow" draw:modifiers="14497.1514242879 5565.93854128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" draw:layer="layout" svg:width="4.8cm" svg:height="2.526cm" svg:x="34.5cm" svg:y="0.974cm">
          <draw:text-box>
            <text:p text:style-name="P1"><text:span text:style-name="T1">Send alert</text:span></text:p>
          </draw:text-box>
        </draw:frame>
        <draw:frame draw:style-name="gr12" draw:text-style-name="P2" draw:layer="layout" svg:width="4.8cm" svg:height="3.512cm" svg:x="34.6cm" svg:y="4.8cm">
          <draw:text-box>
            <text:p text:style-name="P1"><text:span text:style-name="T1">Send monitor</text:span></text:p>
            <text:p text:style-name="P1"><text:span text:style-name="T1">elements</text:span></text:p>
          </draw:text-box>
        </draw:frame>
        <draw:custom-shape draw:style-name="gr15" draw:text-style-name="P1" draw:layer="layout" svg:width="2.6cm" svg:height="8.099cm" svg:x="7.8cm" svg:y="8.401cm">
          <text:p/>
          <draw:enhanced-geometry svg:viewBox="0 0 21600 21600" draw:text-areas="?f0 0 ?f2 ?f5" draw:type="down-arrow" draw:modifiers="17135.1219512195 5530.7958477508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3" draw:layer="layout" svg:width="4.8cm" svg:height="2.312cm" svg:x="29.8cm" svg:y="8.488cm">
          <draw:text-box>
            <text:p text:style-name="P1"><text:span text:style-name="T2">Perform operation</text:span></text:p>
          </draw:text-box>
        </draw:frame>
        <draw:frame draw:style-name="gr17" draw:text-style-name="P3" draw:layer="layout" svg:width="4.544cm" svg:height="2.245cm" svg:x="30.056cm" svg:y="14.3cm">
          <draw:text-box>
            <text:p text:style-name="P1"><text:span text:style-name="T2">Query operation</text:span></text:p>
          </draw:text-box>
        </draw:frame>
        <draw:frame draw:style-name="gr17" draw:text-style-name="P3" draw:layer="layout" svg:width="6.2cm" svg:height="2.245cm" svg:x="13.1cm" svg:y="8.355cm">
          <draw:text-box>
            <text:p text:style-name="P1"><text:span text:style-name="T2">Return request</text:span></text:p>
            <text:p text:style-name="P1"><text:span text:style-name="T2">result</text:span></text:p>
          </draw:text-box>
        </draw:frame>
        <draw:frame draw:style-name="gr17" draw:text-style-name="P3" draw:layer="layout" svg:width="6.2cm" svg:height="2.245cm" svg:x="13.1cm" svg:y="14.355cm">
          <draw:text-box>
            <text:p text:style-name="P1"><text:span text:style-name="T2">Return request</text:span></text:p>
            <text:p text:style-name="P1"><text:span text:style-name="T2">result</text:span></text:p>
          </draw:text-box>
        </draw:frame>
        <draw:frame draw:style-name="gr18" draw:text-style-name="P3" draw:layer="layout" svg:width="3.8cm" svg:height="3.092cm" svg:x="4.9cm" svg:y="10.7cm">
          <draw:text-box>
            <text:p text:style-name="P1"><text:span text:style-name="T2">Notify </text:span></text:p>
            <text:p text:style-name="P1"><text:span text:style-name="T2">user modu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1:59:25.086412443</meta:creation-date>
    <dc:date>2016-07-13T02:30:06.817776250</dc:date>
    <meta:editing-duration>PT21M12S</meta:editing-duration>
    <meta:editing-cycles>4</meta:editing-cycles>
    <meta:generator>LibreOffice/4.3.3.2$Linux_x86 LibreOffice_project/430m0$Build-2</meta:generator>
    <meta:document-statistic meta:object-count="30"/>
  </office:meta>
</office:document-meta>
</file>